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f60" officeooo:paragraph-rsid="001fdf60"/>
    </style:style>
    <style:style style:name="P2" style:family="paragraph" style:parent-style-name="Standard">
      <style:text-properties officeooo:rsid="001fdf60" officeooo:paragraph-rsid="00217907"/>
    </style:style>
    <style:style style:name="P3" style:family="paragraph" style:parent-style-name="Standard">
      <style:text-properties officeooo:rsid="00217907" officeooo:paragraph-rsid="00217907"/>
    </style:style>
    <style:style style:name="P4" style:family="paragraph" style:parent-style-name="Standard">
      <style:text-properties fo:font-weight="bold" officeooo:rsid="00217907" officeooo:paragraph-rsid="00217907" style:font-weight-asian="bold" style:font-weight-complex="bold"/>
    </style:style>
    <style:style style:name="P5" style:family="paragraph" style:parent-style-name="Standard">
      <style:text-properties fo:font-weight="bold" officeooo:rsid="002192d3" officeooo:paragraph-rsid="002192d3" style:font-weight-asian="bold" style:font-weight-complex="bold"/>
    </style:style>
    <style:style style:name="P6" style:family="paragraph" style:parent-style-name="Standard">
      <style:text-properties officeooo:rsid="002192d3" officeooo:paragraph-rsid="002192d3"/>
    </style:style>
    <style:style style:name="P7" style:family="paragraph" style:parent-style-name="Standard">
      <style:text-properties officeooo:rsid="0021d7d5" officeooo:paragraph-rsid="0021d7d5"/>
    </style:style>
    <style:style style:name="P8" style:family="paragraph" style:parent-style-name="Standard">
      <style:text-properties officeooo:rsid="00242850" officeooo:paragraph-rsid="00242850"/>
    </style:style>
    <style:style style:name="P9" style:family="paragraph" style:parent-style-name="Standard">
      <style:text-properties officeooo:rsid="0026b396" officeooo:paragraph-rsid="0026b396"/>
    </style:style>
    <style:style style:name="P10" style:family="paragraph" style:parent-style-name="Standard">
      <style:text-properties officeooo:rsid="00285051" officeooo:paragraph-rsid="00285051"/>
    </style:style>
    <style:style style:name="P11" style:family="paragraph" style:parent-style-name="Standard">
      <style:text-properties officeooo:rsid="00295fc0" officeooo:paragraph-rsid="00295fc0"/>
    </style:style>
    <style:style style:name="T1" style:family="text">
      <style:text-properties officeooo:rsid="00217907"/>
    </style:style>
    <style:style style:name="T2" style:family="text">
      <style:text-properties officeooo:rsid="002192d3"/>
    </style:style>
    <style:style style:name="T3" style:family="text">
      <style:text-properties officeooo:rsid="0021d7d5"/>
    </style:style>
    <style:style style:name="T4" style:family="text">
      <style:text-properties officeooo:rsid="002554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ch trader:</text:p>
      <text:p text:style-name="P1"/>
      <text:p text:style-name="P4">One time request:</text:p>
      <text:p text:style-name="P1">Request historical data <text:s/>→ get yOpen and mOpen.</text:p>
      <text:p text:style-name="P3">Request livedata for all tickers in constructor → keep feeding into liveData.</text:p>
      <text:p text:style-name="P3"/>
      <text:p text:style-name="P4">Periodic request:</text:p>
      <text:p text:style-name="P2">Get pos <text:span text:style-name="T1">every </text:span>x <text:span text:style-name="T1">seconds, check against delta breach.</text:span></text:p>
      <text:p text:style-name="P7">Get trades every x seconds, no simultaneous trades.</text:p>
      <text:p text:style-name="P2"/>
      <text:p text:style-name="P4"><text:span text:style-name="T3">Order </text:span>Checks:</text:p>
      <text:p text:style-name="P3">1. delta not exceeding X, if exceeding, no trade <text:span text:style-name="T3">(calculate delta impact)</text:span></text:p>
      <text:p text:style-name="P3">2. number of done trades not exceeding X</text:p>
      <text:p text:style-name="P3">3. simultaneously no more than 1 order on each ticker</text:p>
      <text:p text:style-name="P3"/>
      <text:p text:style-name="P5">Tradeflow:</text:p>
      <text:p text:style-name="P3">LiveData <text:span text:style-name="T2">collects live data into map of &lt;LocalDateTime, Double&gt;</text:span></text:p>
      <text:p text:style-name="P8">Definition of trade condition: </text:p>
      <text:p text:style-name="P8">1. range between data firstEntry and last entry includes m<text:span text:style-name="T4">onthOpen</text:span></text:p>
      <text:p text:style-name="P9">2. there is no position, no open orders, no done trades</text:p>
      <text:p text:style-name="P10">Submit order. Then openOrder flag (tickerBlocked means that no order is allowed on this ticker) is on. No other orders are allowed until this order settles.</text:p>
      <text:p text:style-name="P11">For 1 session, you can only trade once </text:p>
      <text:p text:style-name="P10"/>
      <text:p text:style-name="P6"/>
      <text:p text:style-name="P2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7:58:23.364949580</meta:creation-date>
    <dc:date>2019-02-14T21:56:07.531728998</dc:date>
    <meta:editing-duration>PT13H45M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45" meta:character-count="875" meta:non-whitespace-character-count="744"/>
  </office:meta>
</office:document-meta>
</file>